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8.96pt"/>
    </style:style>
    <style:style style:name="co3" style:family="table-column">
      <style:table-column-properties fo:break-before="auto" style:column-width="220.05pt"/>
    </style:style>
    <style:style style:name="ro1" style:family="table-row">
      <style:table-row-properties style:row-height="46.66pt" fo:break-before="auto" style:use-optimal-row-height="true"/>
    </style:style>
    <style:style style:name="ro2" style:family="table-row">
      <style:table-row-properties style:row-height="12.9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2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2"/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2">
      <style:text-properties fo:font-weight="bold" style:font-weight-asian="bold" style:font-weight-complex="bold"/>
    </style:style>
    <style:style style:name="ce8" style:family="table-cell" style:parent-style-name="Default" style:data-style-name="N122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1" table:default-cell-style-name="ce4"/>
        <table:table-column table:style-name="co1" table:default-cell-style-name="ce6"/>
        <table:table-column table:style-name="co1" table:default-cell-style-name="ce7"/>
        <table:table-column table:style-name="co1" table:number-columns-repeated="2" table:default-cell-style-name="ce4"/>
        <table:table-column table:style-name="co1" table:default-cell-style-name="ce8"/>
        <table:table-column table:style-name="co1" table:default-cell-style-name="ce6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Servo</text:p>
          </table:table-cell>
          <table:table-cell table:style-name="ce1" office:value-type="string" calcext:value-type="string">
            <text:p>Position 1 PWM</text:p>
          </table:table-cell>
          <table:table-cell table:style-name="ce1" office:value-type="string" calcext:value-type="string">
            <text:p>Position 2 PWM</text:p>
          </table:table-cell>
          <table:table-cell table:style-name="ce1" office:value-type="string" calcext:value-type="string">
            <text:p>Position 1 Angle</text:p>
          </table:table-cell>
          <table:table-cell table:style-name="ce1" office:value-type="string" calcext:value-type="string">
            <text:p>Position 2 Angle</text:p>
          </table:table-cell>
          <table:table-cell table:style-name="ce1" office:value-type="string" calcext:value-type="string">
            <text:p>Slope (pwm/deg)</text:p>
          </table:table-cell>
          <table:table-cell table:style-name="ce5" office:value-type="string" calcext:value-type="string">
            <text:p>Center PWM Val</text:p>
          </table:table-cell>
          <table:table-cell table:style-name="ce5" office:value-type="string" calcext:value-type="string">
            <text:p>Calculated Angle at Center PWM Value</text:p>
          </table:table-cell>
          <table:table-cell table:style-name="ce1" office:value-type="string" calcext:value-type="string">
            <text:p>PWM val for negative max servo angle from center</text:p>
          </table:table-cell>
          <table:table-cell table:style-name="ce1" office:value-type="string" calcext:value-type="string">
            <text:p>PWM val for max servo angle from center</text:p>
          </table:table-cell>
          <table:table-cell table:style-name="ce5" office:value-type="string" calcext:value-type="string">
            <text:p>Range</text:p>
          </table:table-cell>
          <table:table-cell table:style-name="ce5" office:value-type="string" calcext:value-type="string">
            <text:p>Direction</text:p>
          </table:table-cell>
          <table:table-cell table:style-name="ce1" office:value-type="string" calcext:value-type="string">
            <text:p>Link Description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([.C2]-[.B2])/([.E2]-[.D2])" office:value-type="float" office:value="2.33333333333333" calcext:value-type="float">
            <text:p>2.33</text:p>
          </table:table-cell>
          <table:table-cell office:value-type="float" office:value="306" calcext:value-type="float">
            <text:p>306</text:p>
          </table:table-cell>
          <table:table-cell table:formula="of:=([.G2]-[.B2])/[.F2]+[.D2]" office:value-type="float" office:value="84" calcext:value-type="float">
            <text:p>84.00</text:p>
          </table:table-cell>
          <table:table-cell table:formula="of:=(-[.$B$15]*[.F2])+[.G2]" office:value-type="float" office:value="113.5" calcext:value-type="float">
            <text:p>113.50</text:p>
          </table:table-cell>
          <table:table-cell table:formula="of:=([.$B$15]*[.F2])+[.G2]" office:value-type="float" office:value="498.5" calcext:value-type="float">
            <text:p>498.50</text:p>
          </table:table-cell>
          <table:table-cell table:formula="of:=ABS([.J2]-[.I2])" office:value-type="float" office:value="385" calcext:value-type="float">
            <text:p>385.0</text:p>
          </table:table-cell>
          <table:table-cell table:formula="of:=SIGN([.F2])" office:value-type="float" office:value="1" calcext:value-type="float">
            <text:p>1</text:p>
          </table:table-cell>
          <table:table-cell office:value-type="string" calcext:value-type="string">
            <text:p>Right front lower leg</text:p>
          </table:table-cell>
          <table:table-cell office:value-type="string" calcext:value-type="string">
            <text:p>Values in <text:span text:style-name="T1">bold</text:span><text:span text:style-name="T2"> used for servo configuration</text:span>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71" calcext:value-type="float">
            <text:p>371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-90" calcext:value-type="float">
            <text:p>-90</text:p>
          </table:table-cell>
          <table:table-cell table:formula="of:=([.C3]-[.B3])/([.E3]-[.D3])" office:value-type="float" office:value="2.33333333333333" calcext:value-type="float">
            <text:p>2.33</text:p>
          </table:table-cell>
          <table:table-cell office:value-type="float" office:value="306" calcext:value-type="float">
            <text:p>306</text:p>
          </table:table-cell>
          <table:table-cell table:formula="of:=([.G3]-[.B3])/[.F3]+[.D3]" office:value-type="float" office:value="-27.8571428571429" calcext:value-type="float">
            <text:p>-27.86</text:p>
          </table:table-cell>
          <table:table-cell table:formula="of:=(-[.$B$15]*[.F3])+[.G3]" office:value-type="float" office:value="113.5" calcext:value-type="float">
            <text:p>113.50</text:p>
          </table:table-cell>
          <table:table-cell table:formula="of:=([.$B$15]*[.F3])+[.G3]" office:value-type="float" office:value="498.5" calcext:value-type="float">
            <text:p>498.50</text:p>
          </table:table-cell>
          <table:table-cell table:formula="of:=ABS([.J3]-[.I3])" office:value-type="float" office:value="385" calcext:value-type="float">
            <text:p>385.0</text:p>
          </table:table-cell>
          <table:table-cell table:formula="of:=SIGN([.F3])" office:value-type="float" office:value="1" calcext:value-type="float">
            <text:p>1</text:p>
          </table:table-cell>
          <table:table-cell office:value-type="string" calcext:value-type="string">
            <text:p>Right front upper leg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93" calcext:value-type="float">
            <text:p>293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office:value-type="float" office:value="-45" calcext:value-type="float">
            <text:p>-45</text:p>
          </table:table-cell>
          <table:table-cell table:formula="of:=([.C4]-[.B4])/([.E4]-[.D4])" office:value-type="float" office:value="-2.4" calcext:value-type="float">
            <text:p>-2.40</text:p>
          </table:table-cell>
          <table:table-cell office:value-type="float" office:value="306" calcext:value-type="float">
            <text:p>306</text:p>
          </table:table-cell>
          <table:table-cell table:formula="of:=([.G4]-[.B4])/[.F4]+[.D4]" office:value-type="float" office:value="-5.41666666666667" calcext:value-type="float">
            <text:p>-5.42</text:p>
          </table:table-cell>
          <table:table-cell table:formula="of:=(-[.$B$15]*[.F4])+[.G4]" office:value-type="float" office:value="504" calcext:value-type="float">
            <text:p>504.00</text:p>
          </table:table-cell>
          <table:table-cell table:formula="of:=([.$B$15]*[.F4])+[.G4]" office:value-type="float" office:value="108" calcext:value-type="float">
            <text:p>108.00</text:p>
          </table:table-cell>
          <table:table-cell table:formula="of:=ABS([.J4]-[.I4])" office:value-type="float" office:value="396" calcext:value-type="float">
            <text:p>396.0</text:p>
          </table:table-cell>
          <table:table-cell table:formula="of:=SIGN([.F4])" office:value-type="float" office:value="-1" calcext:value-type="float">
            <text:p>-1</text:p>
          </table:table-cell>
          <table:table-cell office:value-type="string" calcext:value-type="string">
            <text:p>Right front hip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([.C5]-[.B5])/([.E5]-[.D5])" office:value-type="float" office:value="2.38888888888889" calcext:value-type="float">
            <text:p>2.39</text:p>
          </table:table-cell>
          <table:table-cell office:value-type="float" office:value="306" calcext:value-type="float">
            <text:p>306</text:p>
          </table:table-cell>
          <table:table-cell table:formula="of:=([.G5]-[.B5])/[.F5]+[.D5]" office:value-type="float" office:value="90.4186046511628" calcext:value-type="float">
            <text:p>90.42</text:p>
          </table:table-cell>
          <table:table-cell table:formula="of:=(-[.$B$15]*[.F5])+[.G5]" office:value-type="float" office:value="108.916666666667" calcext:value-type="float">
            <text:p>108.92</text:p>
          </table:table-cell>
          <table:table-cell table:formula="of:=([.$B$15]*[.F5])+[.G5]" office:value-type="float" office:value="503.083333333333" calcext:value-type="float">
            <text:p>503.08</text:p>
          </table:table-cell>
          <table:table-cell table:formula="of:=ABS([.J5]-[.I5])" office:value-type="float" office:value="394.166666666667" calcext:value-type="float">
            <text:p>394.2</text:p>
          </table:table-cell>
          <table:table-cell table:formula="of:=SIGN([.F5])" office:value-type="float" office:value="1" calcext:value-type="float">
            <text:p>1</text:p>
          </table:table-cell>
          <table:table-cell office:value-type="string" calcext:value-type="string">
            <text:p>Right back lower leg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75" calcext:value-type="float">
            <text:p>175</text:p>
          </table:table-cell>
          <table:table-cell office:value-type="float" office:value="391" calcext:value-type="float">
            <text:p>391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table:formula="of:=([.C6]-[.B6])/([.E6]-[.D6])" office:value-type="float" office:value="2.4" calcext:value-type="float">
            <text:p>2.40</text:p>
          </table:table-cell>
          <table:table-cell office:value-type="float" office:value="306" calcext:value-type="float">
            <text:p>306</text:p>
          </table:table-cell>
          <table:table-cell table:formula="of:=([.G6]-[.B6])/[.F6]+[.D6]" office:value-type="float" office:value="-35.4166666666667" calcext:value-type="float">
            <text:p>-35.42</text:p>
          </table:table-cell>
          <table:table-cell table:formula="of:=(-[.$B$15]*[.F6])+[.G6]" office:value-type="float" office:value="108" calcext:value-type="float">
            <text:p>108.00</text:p>
          </table:table-cell>
          <table:table-cell table:formula="of:=([.$B$15]*[.F6])+[.G6]" office:value-type="float" office:value="504" calcext:value-type="float">
            <text:p>504.00</text:p>
          </table:table-cell>
          <table:table-cell table:formula="of:=ABS([.J6]-[.I6])" office:value-type="float" office:value="396" calcext:value-type="float">
            <text:p>396.0</text:p>
          </table:table-cell>
          <table:table-cell table:formula="of:=SIGN([.F6])" office:value-type="float" office:value="1" calcext:value-type="float">
            <text:p>1</text:p>
          </table:table-cell>
          <table:table-cell office:value-type="string" calcext:value-type="string">
            <text:p>Right back upper leg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205" calcext:value-type="float">
            <text:p>205</text:p>
          </table:table-cell>
          <table:table-cell office:value-type="float" office:value="317" calcext:value-type="float">
            <text:p>317</text:p>
          </table:table-cell>
          <table:table-cell office:value-type="float" office:value="-45" calcext:value-type="float">
            <text:p>-45</text:p>
          </table:table-cell>
          <table:table-cell office:value-type="float" office:value="0" calcext:value-type="float">
            <text:p>0</text:p>
          </table:table-cell>
          <table:table-cell table:formula="of:=([.C7]-[.B7])/([.E7]-[.D7])" office:value-type="float" office:value="2.48888888888889" calcext:value-type="float">
            <text:p>2.49</text:p>
          </table:table-cell>
          <table:table-cell office:value-type="float" office:value="306" calcext:value-type="float">
            <text:p>306</text:p>
          </table:table-cell>
          <table:table-cell table:formula="of:=([.G7]-[.B7])/[.F7]+[.D7]" office:value-type="float" office:value="-4.41964285714286" calcext:value-type="float">
            <text:p>-4.42</text:p>
          </table:table-cell>
          <table:table-cell table:formula="of:=(-[.$B$15]*[.F7])+[.G7]" office:value-type="float" office:value="100.666666666667" calcext:value-type="float">
            <text:p>100.67</text:p>
          </table:table-cell>
          <table:table-cell table:formula="of:=([.$B$15]*[.F7])+[.G7]" office:value-type="float" office:value="511.333333333333" calcext:value-type="float">
            <text:p>511.33</text:p>
          </table:table-cell>
          <table:table-cell table:formula="of:=ABS([.J7]-[.I7])" office:value-type="float" office:value="410.666666666667" calcext:value-type="float">
            <text:p>410.7</text:p>
          </table:table-cell>
          <table:table-cell table:formula="of:=SIGN([.F7])" office:value-type="float" office:value="1" calcext:value-type="float">
            <text:p>1</text:p>
          </table:table-cell>
          <table:table-cell office:value-type="string" calcext:value-type="string">
            <text:p>Right back hip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83" calcext:value-type="float">
            <text:p>283</text:p>
          </table:table-cell>
          <table:table-cell office:value-type="float" office:value="484" calcext:value-type="float">
            <text:p>484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table:formula="of:=([.C8]-[.B8])/([.E8]-[.D8])" office:value-type="float" office:value="2.23333333333333" calcext:value-type="float">
            <text:p>2.23</text:p>
          </table:table-cell>
          <table:table-cell office:value-type="float" office:value="306" calcext:value-type="float">
            <text:p>306</text:p>
          </table:table-cell>
          <table:table-cell table:formula="of:=([.G8]-[.B8])/[.F8]+[.D8]" office:value-type="float" office:value="-79.7014925373134" calcext:value-type="float">
            <text:p>-79.70</text:p>
          </table:table-cell>
          <table:table-cell table:formula="of:=(-[.$B$15]*[.F8])+[.G8]" office:value-type="float" office:value="121.75" calcext:value-type="float">
            <text:p>121.75</text:p>
          </table:table-cell>
          <table:table-cell table:formula="of:=([.$B$15]*[.F8])+[.G8]" office:value-type="float" office:value="490.25" calcext:value-type="float">
            <text:p>490.25</text:p>
          </table:table-cell>
          <table:table-cell table:formula="of:=ABS([.J8]-[.I8])" office:value-type="float" office:value="368.5" calcext:value-type="float">
            <text:p>368.5</text:p>
          </table:table-cell>
          <table:table-cell table:formula="of:=SIGN([.F8])" office:value-type="float" office:value="1" calcext:value-type="float">
            <text:p>1</text:p>
          </table:table-cell>
          <table:table-cell office:value-type="string" calcext:value-type="string">
            <text:p>Left back lower leg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([.C9]-[.B9])/([.E9]-[.D9])" office:value-type="float" office:value="2.37777777777778" calcext:value-type="float">
            <text:p>2.38</text:p>
          </table:table-cell>
          <table:table-cell office:value-type="float" office:value="306" calcext:value-type="float">
            <text:p>306</text:p>
          </table:table-cell>
          <table:table-cell table:formula="of:=([.G9]-[.B9])/[.F9]+[.D9]" office:value-type="float" office:value="37.4299065420561" calcext:value-type="float">
            <text:p>37.43</text:p>
          </table:table-cell>
          <table:table-cell table:formula="of:=(-[.$B$15]*[.F9])+[.G9]" office:value-type="float" office:value="109.833333333333" calcext:value-type="float">
            <text:p>109.83</text:p>
          </table:table-cell>
          <table:table-cell table:formula="of:=([.$B$15]*[.F9])+[.G9]" office:value-type="float" office:value="502.166666666667" calcext:value-type="float">
            <text:p>502.17</text:p>
          </table:table-cell>
          <table:table-cell table:formula="of:=ABS([.J9]-[.I9])" office:value-type="float" office:value="392.333333333333" calcext:value-type="float">
            <text:p>392.3</text:p>
          </table:table-cell>
          <table:table-cell table:style-name="ce3" table:formula="of:=SIGN([.F9])" office:value-type="float" office:value="1" calcext:value-type="float">
            <text:p>1</text:p>
          </table:table-cell>
          <table:table-cell office:value-type="string" calcext:value-type="string">
            <text:p>Left back upper leg</text:p>
          </table:table-cell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305" calcext:value-type="float">
            <text:p>305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-45" calcext:value-type="float">
            <text:p>-45</text:p>
          </table:table-cell>
          <table:table-cell table:formula="of:=([.C10]-[.B10])/([.E10]-[.D10])" office:value-type="float" office:value="-2.26666666666667" calcext:value-type="float">
            <text:p>-2.27</text:p>
          </table:table-cell>
          <table:table-cell office:value-type="float" office:value="306" calcext:value-type="float">
            <text:p>306</text:p>
          </table:table-cell>
          <table:table-cell table:formula="of:=([.G10]-[.B10])/[.F10]+[.D10]" office:value-type="float" office:value="-0.441176470588235" calcext:value-type="float">
            <text:p>-0.44</text:p>
          </table:table-cell>
          <table:table-cell table:formula="of:=(-[.$B$15]*[.F10])+[.G10]" office:value-type="float" office:value="493" calcext:value-type="float">
            <text:p>493.00</text:p>
          </table:table-cell>
          <table:table-cell table:formula="of:=([.$B$15]*[.F10])+[.G10]" office:value-type="float" office:value="119" calcext:value-type="float">
            <text:p>119.00</text:p>
          </table:table-cell>
          <table:table-cell table:formula="of:=ABS([.J10]-[.I10])" office:value-type="float" office:value="374" calcext:value-type="float">
            <text:p>374.0</text:p>
          </table:table-cell>
          <table:table-cell table:formula="of:=SIGN([.F10])" office:value-type="float" office:value="-1" calcext:value-type="float">
            <text:p>-1</text:p>
          </table:table-cell>
          <table:table-cell office:value-type="string" calcext:value-type="string">
            <text:p>Left back hip</text:p>
          </table:table-cell>
          <table:table-cell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282" calcext:value-type="float">
            <text:p>282</text:p>
          </table:table-cell>
          <table:table-cell office:value-type="float" office:value="497" calcext:value-type="float">
            <text:p>497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table:formula="of:=([.C11]-[.B11])/([.E11]-[.D11])" office:value-type="float" office:value="2.38888888888889" calcext:value-type="float">
            <text:p>2.39</text:p>
          </table:table-cell>
          <table:table-cell office:value-type="float" office:value="306" calcext:value-type="float">
            <text:p>306</text:p>
          </table:table-cell>
          <table:table-cell table:formula="of:=([.G11]-[.B11])/[.F11]+[.D11]" office:value-type="float" office:value="-79.953488372093" calcext:value-type="float">
            <text:p>-79.95</text:p>
          </table:table-cell>
          <table:table-cell table:formula="of:=(-[.$B$15]*[.F11])+[.G11]" office:value-type="float" office:value="108.916666666667" calcext:value-type="float">
            <text:p>108.92</text:p>
          </table:table-cell>
          <table:table-cell table:formula="of:=([.$B$15]*[.F11])+[.G11]" office:value-type="float" office:value="503.083333333333" calcext:value-type="float">
            <text:p>503.08</text:p>
          </table:table-cell>
          <table:table-cell table:formula="of:=ABS([.J11]-[.I11])" office:value-type="float" office:value="394.166666666667" calcext:value-type="float">
            <text:p>394.2</text:p>
          </table:table-cell>
          <table:table-cell table:formula="of:=SIGN([.F11])" office:value-type="float" office:value="1" calcext:value-type="float">
            <text:p>1</text:p>
          </table:table-cell>
          <table:table-cell office:value-type="string" calcext:value-type="string">
            <text:p>Left front lower leg</text:p>
          </table:table-cell>
          <table:table-cell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216" calcext:value-type="float">
            <text:p>216</text:p>
          </table:table-cell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([.C12]-[.B12])/([.E12]-[.D12])" office:value-type="float" office:value="2.37777777777778" calcext:value-type="float">
            <text:p>2.38</text:p>
          </table:table-cell>
          <table:table-cell office:value-type="float" office:value="306" calcext:value-type="float">
            <text:p>306</text:p>
          </table:table-cell>
          <table:table-cell table:formula="of:=([.G12]-[.B12])/[.F12]+[.D12]" office:value-type="float" office:value="37.8504672897196" calcext:value-type="float">
            <text:p>37.85</text:p>
          </table:table-cell>
          <table:table-cell table:formula="of:=(-[.$B$15]*[.F12])+[.G12]" office:value-type="float" office:value="109.833333333333" calcext:value-type="float">
            <text:p>109.83</text:p>
          </table:table-cell>
          <table:table-cell table:formula="of:=([.$B$15]*[.F12])+[.G12]" office:value-type="float" office:value="502.166666666667" calcext:value-type="float">
            <text:p>502.17</text:p>
          </table:table-cell>
          <table:table-cell table:formula="of:=ABS([.J12]-[.I12])" office:value-type="float" office:value="392.333333333333" calcext:value-type="float">
            <text:p>392.3</text:p>
          </table:table-cell>
          <table:table-cell table:formula="of:=SIGN([.F12])" office:value-type="float" office:value="1" calcext:value-type="float">
            <text:p>1</text:p>
          </table:table-cell>
          <table:table-cell office:value-type="string" calcext:value-type="string">
            <text:p>Left front upper leg</text:p>
          </table:table-cell>
          <table:table-cell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218" calcext:value-type="float">
            <text:p>218</text:p>
          </table:table-cell>
          <table:table-cell office:value-type="float" office:value="328" calcext:value-type="float">
            <text:p>328</text:p>
          </table:table-cell>
          <table:table-cell office:value-type="float" office:value="-45" calcext:value-type="float">
            <text:p>-45</text:p>
          </table:table-cell>
          <table:table-cell office:value-type="float" office:value="0" calcext:value-type="float">
            <text:p>0</text:p>
          </table:table-cell>
          <table:table-cell table:formula="of:=([.C13]-[.B13])/([.E13]-[.D13])" office:value-type="float" office:value="2.44444444444444" calcext:value-type="float">
            <text:p>2.44</text:p>
          </table:table-cell>
          <table:table-cell office:value-type="float" office:value="306" calcext:value-type="float">
            <text:p>306</text:p>
          </table:table-cell>
          <table:table-cell table:formula="of:=([.G13]-[.B13])/[.F13]+[.D13]" office:value-type="float" office:value="-9" calcext:value-type="float">
            <text:p>-9.00</text:p>
          </table:table-cell>
          <table:table-cell table:formula="of:=(-[.$B$15]*[.F13])+[.G13]" office:value-type="float" office:value="104.333333333333" calcext:value-type="float">
            <text:p>104.33</text:p>
          </table:table-cell>
          <table:table-cell table:formula="of:=([.$B$15]*[.F13])+[.G13]" office:value-type="float" office:value="507.666666666667" calcext:value-type="float">
            <text:p>507.67</text:p>
          </table:table-cell>
          <table:table-cell table:formula="of:=ABS([.J13]-[.I13])" office:value-type="float" office:value="403.333333333333" calcext:value-type="float">
            <text:p>403.3</text:p>
          </table:table-cell>
          <table:table-cell table:formula="of:=SIGN([.F13])" office:value-type="float" office:value="1" calcext:value-type="float">
            <text:p>1</text:p>
          </table:table-cell>
          <table:table-cell office:value-type="string" calcext:value-type="string">
            <text:p>Left front hip</text:p>
          </table:table-cell>
          <table:table-cell/>
        </table:table-row>
        <table:table-row table:style-name="ro3">
          <table:table-cell table:number-columns-repeated="5"/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2" office:value-type="string" calcext:value-type="string">
            <text:p>Max Permissible Servo Angle, deg</text:p>
          </table:table-cell>
          <table:table-cell table:style-name="ce3" office:value-type="float" office:value="82.5" calcext:value-type="float">
            <text:p>82.5</text:p>
          </table:table-cell>
          <table:table-cell table:number-columns-repeated="3"/>
          <table:table-cell table:style-name="Default" table:number-columns-repeated="7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13">00/00/0000</text:date>, <text:time style:data-style-name="N2" text:time-value="19:05:03.2580689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6T22:20:11.295363474</meta:creation-date>
    <dc:date>2021-01-13T19:10:53.328639745</dc:date>
    <meta:editing-duration>PT12M14S</meta:editing-duration>
    <meta:editing-cycles>3</meta:editing-cycles>
    <meta:generator>LibreOffice/5.1.6.2$Linux_X86_64 LibreOffice_project/10m0$Build-2</meta:generator>
    <meta:document-statistic meta:table-count="1" meta:cell-count="172" meta:object-count="0"/>
  </office:meta>
</office:document-meta>
</file>